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g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. Skapa applikation med skrivbord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2. Skapa ikon som öppnar ett fönster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3. Fyll fönstret med bilder med hjälp av ajaxanrop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string">
            <text:p>4. Bakgrund ändras då bild klickas</text:p>
          </table:table-cell>
          <table:table-cell table:number-columns-repeated="3"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string">
            <text:p>5. Fönstret går att stänga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017"/>
        </table:table-row>
        <table:table-row table:style-name="ro3">
          <table:table-cell office:value-type="string">
            <text:p>6. Skapa en tilltalande layout</text:p>
          </table:table-cell>
          <table:table-cell table:number-columns-repeated="3" office:value-type="float" office:value="3">
            <text:p>3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2">
            <text:p>12</text:p>
          </table:table-cell>
          <table:table-cell table:style-name="ce6" table:formula="of:=[.D4]+[.D5]+[.D6]+[.D7]+[.D8]+[.D9]" office:value-type="float" office:value="7">
            <text:p>7</text:p>
          </table:table-cell>
          <table:table-cell table:style-name="ce6"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cm" table:end-y="0.126cm" draw:z-index="0" draw:style-name="gr1" svg:width="14.831cm" svg:height="6.986cm" svg:x="2.844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2.01.2014</text:date>, <text:time>01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2T01:08:10.75</dc:date>
    <meta:editing-duration>PT13H34M06S</meta:editing-duration>
    <meta:editing-cycles>10</meta:editing-cycles>
    <meta:generator>OpenOffice.org/3.2$Win32 OpenOffice.org_project/320m12$Build-9483</meta:generator>
    <meta:document-statistic meta:table-count="3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